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Wystawa kuźnia talentów – pole magnetyczne - prawdopodobieństwo - algorytm 1 – knn3</text:span>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22:46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02" meta:object-count="0"/>
  </office:meta>
</office:document-meta>
</file>